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apTests.testAddObjectWith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MapTests.testAddListOfTheSame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MapTests.testOneArgCtor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MapTests.testAopJdkProxyWithMultiple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MapTests.testNamedObject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meInnerClas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apTests.testMergeMapWith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MapTests.testRawJdk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MapTests.testAddAllObjectsWithNull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apTests.testOneArgCtorWith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MapTests.test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MapTests.testAddObjectNoKeyOfSameType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MapTests.testOneArgCtorWithSca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MapTests.testAd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meInnerClass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apTests.testAop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MapTests.testNoArgCtorYieldsEmpty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apTests.testAddAllObjectsWithNull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apTests.testAddAllObjectsWithSparseArra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MapTests.testAddNullObjectWithExplici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MapTests.testInnerClassWithTwoUpperCaseL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MapTests.testAopJdkProx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MapTests.testOneArgCtor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MapTests.testAddObjec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apTests.testUnnamedCtorSca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MapTests.testAddNullObjectViaCtorWithExplici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apTests.testAopJdkProxyWithDetected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